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2"/>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style style:name="P19" style:family="paragraph" style:parent-style-name="Text_20_body" style:list-style-name="L6"/>
    <style:style style:name="P20" style:family="paragraph" style:parent-style-name="Text_20_body" style:list-style-name="L6"/>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11in" text:min-label-width="0.25in"/>
        <style:text-properties style:font-name="StarSymbol"/>
      </text:list-level-style-bullet>
      <text:list-level-style-bullet text:level="2" text:style-name="Bullet_20_Symbols" style:num-suffix="." text:bullet-char="○">
        <style:list-level-properties text:space-before="0.289in" text:min-label-width="0.25in"/>
        <style:text-properties style:font-name="StarSymbol"/>
      </text:list-level-style-bullet>
      <text:list-level-style-bullet text:level="3" text:style-name="Bullet_20_Symbols" style:num-suffix="." text:bullet-char="■">
        <style:list-level-properties text:space-before="0.789in" text:min-label-width="0.25in"/>
        <style:text-properties style:font-name="StarSymbol"/>
      </text:list-level-style-bullet>
      <text:list-level-style-bullet text:level="4" text:style-name="Bullet_20_Symbols" style:num-suffix="." text:bullet-char="●">
        <style:list-level-properties text:space-before="1.289in" text:min-label-width="0.25in"/>
        <style:text-properties style:font-name="StarSymbol"/>
      </text:list-level-style-bullet>
      <text:list-level-style-bullet text:level="5" text:style-name="Bullet_20_Symbols" style:num-suffix="." text:bullet-char="○">
        <style:list-level-properties text:space-before="1.789in" text:min-label-width="0.25in"/>
        <style:text-properties style:font-name="StarSymbol"/>
      </text:list-level-style-bullet>
      <text:list-level-style-bullet text:level="6" text:style-name="Bullet_20_Symbols" style:num-suffix="." text:bullet-char="■">
        <style:list-level-properties text:space-before="2.289in" text:min-label-width="0.25in"/>
        <style:text-properties style:font-name="StarSymbol"/>
      </text:list-level-style-bullet>
      <text:list-level-style-bullet text:level="7" text:style-name="Bullet_20_Symbols" style:num-suffix="." text:bullet-char="●">
        <style:list-level-properties text:space-before="2.789in" text:min-label-width="0.25in"/>
        <style:text-properties style:font-name="StarSymbol"/>
      </text:list-level-style-bullet>
      <text:list-level-style-bullet text:level="8" text:style-name="Bullet_20_Symbols" style:num-suffix="." text:bullet-char="○">
        <style:list-level-properties text:space-before="3.289in" text:min-label-width="0.25in"/>
        <style:text-properties style:font-name="StarSymbol"/>
      </text:list-level-style-bullet>
      <text:list-level-style-bullet text:level="9" text:style-name="Bullet_20_Symbols" style:num-suffix="." text:bullet-char="■">
        <style:list-level-properties text:space-before="3.789in" text:min-label-width="0.25in"/>
        <style:text-properties style:font-name="StarSymbol"/>
      </text:list-level-style-bullet>
      <text:list-level-style-bullet text:level="10" text:style-name="Bullet_20_Symbols" style:num-suffix="." text:bullet-char="●">
        <style:list-level-properties text:space-before="4.289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иложение MDD и AOP к разработке ПО, связанного с формальными грамматиками</text:h>
      <text:p text:style-name="Text_20_body">Современные средства разработки грамматик и связанных с ними приложений не удовлетворяют принципам инженерии ПО: различные аспекты системы смешиваются, нарушается модульность и разграничение уровней абстракции. В настоящей работе представлена концепция средства разработки, призванного решить эти проблемы, используя принципы модельно-ориентированной разработки и аспектно-ориентированного программирования.</text:p>
      <text:h text:style-name="Heading_20_2" text:outline-level="2">Введение</text:h>
      <text:h text:style-name="Heading_20_3" text:outline-level="3">Актуальность проблемы</text:h>
      <text:p text:style-name="Text_20_body"/>
      <text:p text:style-name="Text_20_body">Общие требования, предъявляемые в ООП: модульность, расширяемость, повторное использование, читаемость, разделение уровней абстракции.</text:p>
      <text:p text:style-name="Text_20_body">А с грамматиками все не так.</text:p>
      <text:p text:style-name="Text_20_body">Сослаться на Клинта</text:p>
      <text:list text:style-name="L1">
        <text:list-item>
          <text:p text:style-name="P21">Смешение аспектов</text:p>
        </text:list-item>
        <text:list-item>
          <text:p text:style-name="P21">Плохая читаемость</text:p>
        </text:list-item>
        <text:list-item>
          <text:p text:style-name="P21">Отсутствие модульности</text:p>
        </text:list-item>
        <text:list-item>
          <text:p text:style-name="P21">Затруднено повторное использование</text:p>
        </text:list-item>
        <text:list-item>
          <text:p text:style-name="P21">Отсутствует разделение уровней абстракции</text:p>
        </text:list-item>
        <text:list-item>
          <text:p text:style-name="P21">Ранний выбор технологии</text:p>
        </text:list-item>
      </text:list>
      <text:h text:style-name="Heading_20_3" text:outline-level="3"/>
      <text:p text:style-name="Text_20_body">Разрабатывая программные (и не только программные) системы, необходимо следовать определенным правилам, чтобы совладать со сложностью, присущей решаемой задаче []. Эти правила вырабатывались поколениями разработчиков, и ныне они являются основой современного программирования. Речь идет о поддержании на должном уровне так называемых <text:span text:style-name="T1">факторов внутреннего качества</text:span><text:span text:style-name="T2"> [Meyer], то есть тех свойств системы, которые, будучи не видны для конечного пользователя, в значительной мере обеспечивают уровень качества </text:span><text:span text:style-name="T1">внешнего</text:span><text:span text:style-name="T2">, то есть заметного простому потребителю: корректность, стабильность, удобство в использовании и т.д.. К факторам внутреннего качества относят, в числе прочих, и следующие показатели:</text:span></text:p>
      <text:list text:style-name="L6">
        <text:list-item>
          <text:p text:style-name="P17"><text:span text:style-name="T2">понятность программного кода,</text:span></text:p>
        </text:list-item>
        <text:list-item>
          <text:p text:style-name="P17"><text:span text:style-name="T2">модульность и повторное использование модулей,</text:span></text:p>
        </text:list-item>
        <text:list-item>
          <text:p text:style-name="P17"><text:span text:style-name="T2">разделение уровней абстракции (слоев) в системе,</text:span></text:p>
        </text:list-item>
        <text:list-item>
          <text:p text:style-name="P17"><text:span text:style-name="T2">расширяемость.</text:span></text:p>
        </text:list-item>
      </text:list>
      <text:p text:style-name="Text_20_body"><text:span text:style-name="T2">В настоящей работе мы обратимся к тем программным системам, которые так или иначе сильно зависят от некоторых формальных языков и их грамматик (в работе [Klint] для таких систем вводится довольно удачное на наш взгляд название </text:span><text:span text:style-name="T1">grammarware</text:span><text:span text:style-name="T2">). К этому классу программных систем относятся, например, компиляторы, интерпретаторы, средства </text:span><text:soft-page-break/><text:span text:style-name="T2">статического анализа программного кода, генераторы кода, средства трансформации программ и другие инструменты, используемые для работы с программным кодом. Кроме того, многие приложения используют собственные «малые» языки для файлов конфигурации (в последнее время для этой цели используют XML, грамматикой для которого являются XSD или DTD-определения). В последние годы стали популярны модельно-ориентированные подходы [], а с ними и предметно-ориентированные языки (с текстовым или графическим синтаксисом), ставшие инструментами уже не только для программистов, но и для конечных пользователей []. </text:span></text:p>
      <text:p text:style-name="Text_20_body"><text:span text:style-name="T2">Все это многообразие приложений страдает от одной серьезной проблемы: внутреннее качество оставляет желать много лучшего в той части, где речь идет о грамматиках и связанных с ними артефактах разработки. Хорошо развитые в других областях программирования подходы и инструменты, обеспечивающие поддержание на должном уровне факторов внутреннего качества системы, попросту не применяются для grammarware [Klint]. Написанные вручную или с использованием генераторов синтаксические анализаторы и другие средства обработки языков как правило монолитны (разбиение на модули редко заходит дальше разделения лексического и синтаксического анализа), то есть происходит смещение различных аспектов системы (и уровней абстракции). Как следствие такие программы трудно читать, поддерживать и развивать, а использовать такой код повторно почти невозможно.</text:span></text:p>
      <text:p text:style-name="Text_20_body"><text:span text:style-name="T2">В числе основных причин этого явления называют недостаточное понимание проблемы разработчиками и спад интереса к теории формальных грамматик [Klint] , а также сложности, возникающие при переносе концепций (таких как, например, наследование и полиморфизм) на грамматики [ANTLR]. </text:span></text:p>
      <text:p text:style-name="Text_20_body"><text:span text:style-name="T2">Справедливости ради стоит отметить, что в современных средствах автоматизации разработки grammarware предпринимаются попытки решить означенные проблемы. Так генератор синтаксических анализаторов SableCC разделяет определение грамматики и семантические действия, используя схему трансляции [], система ANTLR предоставляет возможность повторного использования ряда артефактов за счет наследования грамматик и анализаторов деревьев (Tree Parsers) []. Кроме того, существуют системы, строящие на выходе готовые приложения (xText [], TCS []), полностью генерируемые, а потому не подлежащие ни чтению, ни расширению вручную. </text:span></text:p>
      <text:p text:style-name="Text_20_body"><text:span text:style-name="T2">Однако этих достижений недостаточно: традиционные генераторы, как бы гибки они ни были, решают низкоуровневую задачу построения синтаксического анализатора по грамматике определенного класса, что существенно ограничивает возможности разработчика в смысле разделения системы на модули и слои, а системам, строящим готовые приложения, не хватает гибкости — они используются в основном для прототипирования.</text:span></text:p>
      <text:p text:style-name="Text_20_body"><text:span text:style-name="T2">Существуют и средства, основанные на формальном подходе к определению языков (речь как правило идет о формальном определении семантики, но общая «научность» подхода распростаняется и на синтаксис). Такие системы [ASF+SDF, Maude, ...] более пригодны для построения универсальных инструментов проектирования, но они создаются учеными-теоретиками преимущественно в исследовательских целях и поэтому (по крайней мере пока) не вполне пригодны для использования в индустрии.</text:span></text:p>
      <text:h text:style-name="Heading_20_3" text:outline-level="3">Что мы предлагаем</text:h>
      <text:p text:style-name="Text_20_body"><text:span text:style-name="T2">В настоящей работе мы представляем концепцию инструментальной платформы, которая призвана обеспечить разработчиков grammarware аппаратом, позволяющим поддерживать внутреннее качество их продуктов на должном уровне. Мы стремимся обеспечить <text:s/>разделение различных аспектов системы и различных уровней абстракции, а также облегчить эволюционные изменений как системы в целом, так и отдельных модулей.</text:span></text:p>
      <text:p text:style-name="Text_20_body"><text:soft-page-break/><text:span text:style-name="T2">Предлагаемый подход основан современных концепциях разработки ПО: MDD (Model Driven Development []) и аспектно-ориентированном [] и генеративном программировании [].</text:span></text:p>
      <text:p text:style-name="Text_20_body"><text:span text:style-name="T2">В нашей системе контекстно-свободная грамматика задается в EBNF [] без каких-либо априорных ограничений на класс грамматики. Определение грамматики может быть дополнено метаданными произвольной структуры. Элементы грамматика, выбираемые специализированными запросами, становятся входными данными для различных преобразований. Результатами преобразований являются различные артефакты разработки: новые варианты грамматики, различные модели или код. Также поддерживается возможность использования какого-либо генератора синтаксических анализаторов.</text:span></text:p>
      <text:p text:style-name="Text_20_body"><text:span text:style-name="T2">В следующем разделе дается подробное описание подхода, далее представлен пример его использования для создания расширяемого анализатора арифметических выражений.</text:span></text:p>
      <text:h text:style-name="Heading_20_2" text:outline-level="2">Определение грамматики</text:h>
      <text:p text:style-name="Text_20_body">Грамматика – модель</text:p>
      <text:p text:style-name="Text_20_body">Нетерминал -&gt; ENBF-определение</text:p>
      <text:p text:style-name="Text_20_body">Каждому вхождению символа может быть сопоставлен набор атрибутов (метаданные)</text:p>
      <text:p text:style-name="Text_20_body">Теор. каждому терму (один символ или что-то в скобках) может быть сопоставлен набор метаданных</text:p>
      <text:p text:style-name="Text_20_body">Метаданные плоские: атрибут=значение или просто атрибут, выделена форма значение:символ для атрибута name</text:p>
      <text:h text:style-name="Heading_20_2" text:outline-level="2">Язык запросов</text:h>
      <text:p text:style-name="Text_20_body"><text:tab/>Запрос выдает набор объектов, удовлетворяющий данным условиям</text:p>
      <text:p text:style-name="Text_20_body">Простые фильтры</text:p>
      <text:list text:style-name="L2">
        <text:list-item>
          <text:p text:style-name="P1">фильтр по имени</text:p>
        </text:list-item>
        <text:list-item>
          <text:p text:style-name="P1">по типу (терминал, нетерминал, символ</text:p>
        </text:list-item>
        <text:list-item>
          <text:p text:style-name="P1">по последовательности вхождений (рег. выражение)</text:p>
        </text:list-item>
        <text:list-item>
          <text:p text:style-name="P1">именование конструкций: создание переменных для дальнейшего использования</text:p>
        </text:list-item>
      </text:list>
      <text:p text:style-name="Text_20_body">Метаданные (может, следует вынести в раздел про метаданные)</text:p>
      <text:list text:style-name="L2">
        <text:list-item text:start-value="1">
          <text:p text:style-name="P1">по метаданным (на совпадение)</text:p>
        </text:list-item>
      </text:list>
      <text:p text:style-name="Text_20_body">Альтернативы</text:p>
      <text:list text:style-name="L2">
        <text:list-item text:start-value="1">
          <text:p text:style-name="P1">Проблема: есть альтернативы в правилах, причем не всегда это альтернативы верхнего уровня. Значит: надо сделать альтернативы верхнего уровня (в запросах) отличающимися от вложенных альтернатив, есть оператор {*}, который позволяет выбрать все альтернативы (и вообще, операторы в {} работают на альтернативах, игнорируя порядок.</text:p>
        </text:list-item>
      </text:list>
      <text:p text:style-name="Text_20_body">Операции с выбранными множествами</text:p>
      <text:list text:style-name="L2">
        <text:list-item text:start-value="1">
          <text:p text:style-name="P1">Можно объединять, пересекать и вычитать множества</text:p>
        </text:list-item>
        <text:list-item>
          <text:p text:style-name="P1">Можно делать несколько запросов, а потом обрабатывать их результаты в одной акции</text:p>
        </text:list-item>
        <text:list-item>
          <text:p text:style-name="P1">Это должно быть в языке запросов, чтобы не встраивать в каждый язык преобразований по-своему.</text:p>
        </text:list-item>
      </text:list>
      <text:h text:style-name="Heading_20_2" text:outline-level="2"><text:soft-page-break/>Преобразования</text:h>
      <text:p text:style-name="Text_20_body"><text:tab/>Преобразования обрабатывают результаты запросов, создавая полезные артефакты</text:p>
      <text:p text:style-name="Text_20_body">Сообщения об ошибках</text:p>
      <text:list text:style-name="L3">
        <text:list-item>
          <text:p text:style-name="P10">На пустоту</text:p>
        </text:list-item>
        <text:list-item>
          <text:p text:style-name="P10">На непустоту</text:p>
        </text:list-item>
        <text:list-item>
          <text:p text:style-name="P10">Возможно, это нужно встроить в метаязык, объединяющий запросы и трансформации, поскольку работать это должно везде.</text:p>
        </text:list-item>
      </text:list>
      <text:p text:style-name="Text_20_body">Генерация новой грамматики</text:p>
      <text:list text:style-name="L4">
        <text:list-item>
          <text:p text:style-name="P13">пространство объектов с первичными ключами</text:p>
        </text:list-item>
        <text:list-item>
          <text:p text:style-name="P13">операторы rule ... -&gt; и rule ... |&gt; для определения правила и добавления альтернативы</text:p>
        </text:list-item>
        <text:list-item>
          <text:p text:style-name="P13">Возможность копирования части старой грамматики (аналогия с XSLT)</text:p>
        </text:list-item>
      </text:list>
      <text:p text:style-name="Text_20_body">Генерация модели</text:p>
      <text:p text:style-name="Text_20_body"><text:tab/>Подробно не расписывать</text:p>
      <text:p text:style-name="Text_20_body">Генерация кода</text:p>
      <text:list text:style-name="L5">
        <text:list-item>
          <text:p text:style-name="P16">С возможностью сообщать об ошибках</text:p>
        </text:list-item>
      </text:list>
      <text:h text:style-name="Heading_20_2" text:outline-level="2">Метаданные</text:h>
      <text:p text:style-name="Text_20_body">Метаданные в запросах: выборка по совпадению</text:p>
      <text:p text:style-name="Text_20_body">Метаданные в трансформациях: поля</text:p>
      <text:p text:style-name="Text_20_body">Типы в метаданных</text:p>
      <text:h text:style-name="Heading_20_2" text:outline-level="2">Использование предложенного подхода для разработки анализатора выражений</text:h>
      <text:p text:style-name="Text_20_body">Грамматика</text:p>
      <text:p text:style-name="Text_20_body">Expression -&gt; '('Expression')' | num | Expression Operation Expression</text:p>
      <text:p text:style-name="Text_20_body">Operation -&gt; '+' | '*' | '-' | '/' | '^'</text:p>
      <text:p text:style-name="Text_20_body">Метаданные: приоритеты и имена операций</text:p>
      <text:p text:style-name="Text_20_body">PLUS = {name = 'Plus'; assoc=left; arg='Plus'}</text:p>
      <text:p text:style-name="Text_20_body">MULT = {name = 'Mult'; assoc=left; super='Plus'; arg='Pow'}</text:p>
      <text:p text:style-name="Text_20_body">POW = {name = 'Pow'; assoc=right; super='Mult'}</text:p>
      <text:p text:style-name="Text_20_body">'+', '-' : PLUS</text:p>
      <text:p text:style-name="Text_20_body">'*', '/' : MULT</text:p>
      <text:p text:style-name="Text_20_body">'^' : POW</text:p>
      <text:p text:style-name="Text_20_body">Преобразование в однозначную грамматику с учетом ассоциативности </text:p>
      <text:p text:style-name="Text_20_body">Factor -&gt; '('Expression')' | num</text:p>
      <text:p text:style-name="Text_20_body">Pow -&gt; Factor | Factor PowOp Pow</text:p>
      <text:p text:style-name="Text_20_body">Mult -&gt; Pow | Mult MultOp Pow</text:p>
      <text:p text:style-name="Text_20_body">Plus -&gt; Mult | Plus PlusOp Mult</text:p>
      <text:p text:style-name="Text_20_body"><text:soft-page-break/>Expression -&gt; Plus</text:p>
      <text:p text:style-name="Text_20_body"/>
      <text:p text:style-name="Text_20_body">map [Expression -&gt; factors:{*} || Expression Op Expression] {</text:p>
      <text:p text:style-name="Text_20_body"><text:tab/>rule Factor -&gt; factors;</text:p>
      <text:p text:style-name="Text_20_body">}</text:p>
      <text:p text:style-name="Text_20_body">map [op:#symbol{name}] {</text:p>
      <text:p text:style-name="Text_20_body"><text:tab/>rule Op[op.name + 'Op']{pri=op.pri} |&gt; op;</text:p>
      <text:p text:style-name="Text_20_body"><text:tab/>rule Super[op.super || 'Expression'] -&gt; Operation[op.name];</text:p>
      <text:p text:style-name="Text_20_body">}</text:p>
      <text:p text:style-name="Text_20_body">map [op:#symbol{assoc=left}] {</text:p>
      <text:p text:style-name="Text_20_body"><text:tab/>rule Operation[op.name] -&gt; Arg[op.arg || 'Factor'] | Operation Op[op.name + 'Op'] Arg;</text:p>
      <text:p text:style-name="Text_20_body">} </text:p>
      <text:p text:style-name="Text_20_body">map [op:#symbol{assoc=right}] {</text:p>
      <text:p text:style-name="Text_20_body"><text:tab/>rule Operation[op.name] -&gt; Arg[op.arg || 'Factor'] | Arg Op[op.name + 'Op'] Operation;</text:p>
      <text:p text:style-name="Text_20_body">}</text:p>
      <text:p text:style-name="Text_20_body"/>
      <text:p text:style-name="Text_20_body">Можно было сразу избавиться от левой рекурсии</text:p>
      <text:p text:style-name="Text_20_body">map [op:#symbol{assoc=left}] {</text:p>
      <text:p text:style-name="Text_20_body"><text:tab/>rule Rest[op.name + 'Rest'] -&gt; Op[op.name + 'Op'] Arg[op.arg] Rest | \eps ;</text:p>
      <text:p text:style-name="Text_20_body"><text:tab/>rule Operation[op.name] -&gt; Arg Rest;</text:p>
      <text:p text:style-name="Text_20_body"><text:tab/>rule Super[op.super] -&gt; Operation;</text:p>
      <text:p text:style-name="Text_20_body">} </text:p>
      <text:p text:style-name="Text_20_body"/>
      <text:p text:style-name="Text_20_body">Но мы создадим переиспользуемый метод:</text:p>
      <text:p text:style-name="Text_20_body">map [N:#nonterm -&gt; N a:* || b:{^N *}] {</text:p>
      <text:p text:style-name="Text_20_body"><text:tab/>rule R[N.name + 'Rest'] -&gt; a R | \eps;</text:p>
      <text:p text:style-name="Text_20_body"><text:tab/>rule N -&gt; b R;</text:p>
      <text:p text:style-name="Text_20_body">}</text:p>
      <text:p text:style-name="Text_20_body"/>
      <text:p text:style-name="Text_20_body"/>
      <text:p text:style-name="Text_20_body"/>
      <text:p text:style-name="Text_20_body">Метаданные: типы</text:p>
      <text:p text:style-name="Text_20_body">num : int</text:p>
      <text:p text:style-name="Text_20_body">Извлечение дерева выражения</text:p>
      <text:p text:style-name="Text_20_body">map [1] {</text:p>
      <text:p text:style-name="Text_20_body"><text:tab/>Expression = new EClass {</text:p>
      <text:p text:style-name="Text_20_body"><text:tab/><text:tab/>abstract = true; </text:p>
      <text:p text:style-name="Text_20_body"><text:soft-page-break/><text:tab/><text:tab/>name = 'Expression'; </text:p>
      <text:p text:style-name="Text_20_body"><text:tab/>};</text:p>
      <text:p text:style-name="Text_20_body"><text:tab/>BinaryExpr = new EClass {</text:p>
      <text:p text:style-name="Text_20_body"><text:tab/><text:tab/>abstract = true;</text:p>
      <text:p text:style-name="Text_20_body"><text:tab/><text:tab/>name = 'BinaryExpr';</text:p>
      <text:p text:style-name="Text_20_body"><text:tab/><text:tab/>super += Expression;</text:p>
      <text:p text:style-name="Text_20_body"><text:tab/><text:tab/>structuralFeatures += new EReference {</text:p>
      <text:p text:style-name="Text_20_body"><text:tab/><text:tab/><text:tab/>name = 'left';</text:p>
      <text:p text:style-name="Text_20_body"><text:tab/><text:tab/><text:tab/>type = Expression;</text:p>
      <text:p text:style-name="Text_20_body"><text:tab/><text:tab/>}</text:p>
      <text:p text:style-name="Text_20_body"><text:tab/><text:tab/>structuralFeatures += new EReference {</text:p>
      <text:p text:style-name="Text_20_body"><text:tab/><text:tab/><text:tab/>name = 'right';</text:p>
      <text:p text:style-name="Text_20_body"><text:tab/><text:tab/><text:tab/>type = Expression;</text:p>
      <text:p text:style-name="Text_20_body"><text:tab/><text:tab/>}</text:p>
      <text:p text:style-name="Text_20_body"><text:tab/>}</text:p>
      <text:p text:style-name="Text_20_body"><text:tab/>Num = new EClass {</text:p>
      <text:p text:style-name="Text_20_body"><text:tab/><text:tab/>name = 'Num';</text:p>
      <text:p text:style-name="Text_20_body"><text:tab/><text:tab/>super += Expression;</text:p>
      <text:p text:style-name="Text_20_body"><text:tab/><text:tab/>attributes += new EAttriute {</text:p>
      <text:p text:style-name="Text_20_body"><text:tab/><text:tab/><text:tab/>name = 'value';</text:p>
      <text:p text:style-name="Text_20_body"><text:tab/><text:tab/><text:tab/>type = int;</text:p>
      <text:p text:style-name="Text_20_body"><text:tab/><text:tab/>}</text:p>
      <text:p text:style-name="Text_20_body"><text:tab/>}</text:p>
      <text:p text:style-name="Text_20_body">}</text:p>
      <text:p text:style-name="Text_20_body">map [Operation -&gt; op:#term] {</text:p>
      <text:p text:style-name="Text_20_body"><text:tab/>Op = new EClass {</text:p>
      <text:p text:style-name="Text_20_body"><text:tab/><text:tab/>name = op.name;</text:p>
      <text:p text:style-name="Text_20_body"><text:tab/><text:tab/>super += BinaryExpr[name];</text:p>
      <text:p text:style-name="Text_20_body"><text:tab/>}</text:p>
      <text:p text:style-name="Text_20_body">}</text:p>
      <text:p text:style-name="Text_20_body">Генерация кода</text:p>
      <text:p text:style-name="Text_20_body"><text:tab/>ANTLR: построение дерева выражения</text:p>
      <text:p text:style-name="Standard">powOp</text:p>
      <text:p text:style-name="Standard"><text:tab/>: '^'</text:p>
      <text:p text:style-name="Standard">{</text:p>
      <text:p text:style-name="Standard"><text:tab/>return ExpressionFactory.eINSTANCE.createPow();</text:p>
      <text:p text:style-name="Standard">}</text:p>
      <text:p text:style-name="Text_20_body">pow </text:p>
      <text:p text:style-name="Text_20_body"><text:soft-page-break/><text:tab/>: factor </text:p>
      <text:p text:style-name="Text_20_body">{</text:p>
      <text:p text:style-name="Text_20_body"><text:tab/>return factor;</text:p>
      <text:p text:style-name="Text_20_body">}</text:p>
      <text:p text:style-name="Text_20_body"><text:tab/>| factor powOp pow</text:p>
      <text:p text:style-name="Text_20_body">{</text:p>
      <text:p text:style-name="Text_20_body"><text:tab/>BinaryExpr r = powOp;</text:p>
      <text:p text:style-name="Text_20_body"><text:tab/>r.setLeft(factor);</text:p>
      <text:p text:style-name="Text_20_body"><text:tab/>r.setRight(pow);</text:p>
      <text:p text:style-name="Text_20_body"><text:tab/>return r;</text:p>
      <text:p text:style-name="Text_20_body">}</text:p>
      <text:p text:style-name="Text_20_body">Mult -&gt; Pow | Mult MultOp Pow</text:p>
      <text:p text:style-name="Text_20_body">Plus -&gt; Mult | Plus PlusOp Mult</text:p>
      <text:p text:style-name="Text_20_body">expression : plus</text:p>
      <text:p text:style-name="Text_20_body">{</text:p>
      <text:p text:style-name="Text_20_body"><text:tab/>return plus;</text:p>
      <text:p text:style-name="Text_20_body">}</text:p>
      <text:p text:style-name="Text_20_body"/>
      <text:p text:style-name="Text_20_body">map [* -&gt; sym:#symbol] &lt;&lt;</text:p>
      <text:p text:style-name="Text_20_body"><text:tab/>return &lt;sym.name&gt;;</text:p>
      <text:p text:style-name="Text_20_body">&gt;&gt;</text:p>
      <text:p text:style-name="Text_20_body">map [Operation -&gt; op:#term] &lt;&lt;</text:p>
      <text:p text:style-name="Text_20_body"><text:tab/>return &lt;op.factoryName&gt;.eINSTANCE.&lt;op.factoryMethodName&gt;();</text:p>
      <text:p text:style-name="Text_20_body">&gt;&gt;</text:p>
      <text:p text:style-name="Text_20_body">map [*{operation} -&gt; left:#symbol op:#symbol right:#symbol] &lt;&lt;</text:p>
      <text:p text:style-name="Text_20_body"><text:tab/>BinaryExpr result = &lt;op.name&gt;;</text:p>
      <text:p text:style-name="Text_20_body"><text:tab/>op.setLeft(&lt;left.name&gt;);</text:p>
      <text:p text:style-name="Text_20_body"><text:tab/>op.setRight(&lt;right.name&gt;);</text:p>
      <text:p text:style-name="Text_20_body"><text:tab/>return result;</text:p>
      <text:p text:style-name="Text_20_body">&gt;&gt;</text:p>
      <text:p text:style-name="Text_20_body"/>
      <text:p text:style-name="Text_20_body">Эволюция грамматики</text:p>
      <text:p text:style-name="Text_20_body">Добавили Operation -&gt; ...| '=' </text:p>
      <text:p text:style-name="Text_20_body">'=', '&lt;', '&gt;' : {name='Rel', assoc=left, arg='Plus'}</text:p>
      <text:p text:style-name="Text_20_body">PLUS {super='Rel'}</text:p>
      <text:p text:style-name="Text_20_body">И больше ничего менять не надо!!! УРА!!!</text:p>
      <text:h text:style-name="Heading_20_2" text:outline-level="2"><text:soft-page-break/>Заключение</text:h>
      <text:p text:style-name="Text_20_body">О чем не было сказано</text:p>
      <text:p text:style-name="Text_20_body"><text:tab/>средства анализа грамматики, основанные на переписывающей логике (для выражения поиска неявной левой рекурсии)</text:p>
      <text:h text:style-name="Heading_20_2" text:outline-level="2">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ey Breslav</meta:initial-creator>
    <meta:creation-date>2008-02-06T23:25:32</meta:creation-date>
    <dc:creator>Andrey Breslav</dc:creator>
    <dc:date>2008-02-25T12:06:11</dc:date>
    <meta:editing-cycles>142</meta:editing-cycles>
    <meta:editing-duration>P2DT11H3M12S</meta:editing-duration>
    <meta:user-defined meta:name="Info 1"/>
    <meta:user-defined meta:name="Info 2"/>
    <meta:user-defined meta:name="Info 3"/>
    <meta:user-defined meta:name="Info 4"/>
    <meta:document-statistic meta:table-count="0" meta:image-count="0" meta:object-count="0" meta:page-count="8" meta:paragraph-count="191" meta:word-count="1389" meta:character-count="11440"/>
  </office:meta>
</office:document-meta>
</file>